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AC" table:style-name="ta1">
        <table:shapes>
          <draw:frame draw:z-index="0" draw:style-name="gr1" draw:text-style-name="P1" svg:width="15.999cm" svg:height="8.999cm" svg:x="5.146cm" svg:y="0cm">
            <draw:object draw:notify-on-update-of-ranges="AAC.A1:AAC.A1 AAC.A2:AAC.A9 AAC.B1:AAC.B1 AAC.B2:AAC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itrate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0.75" calcext:value-type="float">
            <text:p>0,7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2">
          <table:table-cell office:value-type="float" office:value="3.1" calcext:value-type="float">
            <text:p>3,1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float" office:value="3.9" calcext:value-type="float">
            <text:p>3,9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2" table:number-rows-repeated="9"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3.678" calcext:value-type="float">
            <text:p>113,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7.5898" calcext:value-type="float">
            <text:p>7,5898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isplay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[.B$19]*[.A23]+[.B$20]" office:value-type="float" office:value="18.9576" calcext:value-type="float">
            <text:p>18,957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B$19]*[.A24]+[.B$20]" office:value-type="float" office:value="30.3254" calcext:value-type="float">
            <text:p>30,325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[.B$19]*[.A25]+[.B$20]" office:value-type="float" office:value="41.6932" calcext:value-type="float">
            <text:p>41,693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[.B$19]*[.A26]+[.B$20]" office:value-type="float" office:value="53.061" calcext:value-type="float">
            <text:p>53,06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0.45" calcext:value-type="float">
            <text:p>0,45</text:p>
          </table:table-cell>
          <table:table-cell table:formula="of:=[.B$19]*[.A27]+[.B$20]" office:value-type="float" office:value="58.7449" calcext:value-type="float">
            <text:p>58,7449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[.B$19]*[.A28]+[.B$20]" office:value-type="float" office:value="64.4288" calcext:value-type="float">
            <text:p>64,428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[.B$19]*[.A29]+[.B$20]" office:value-type="float" office:value="75.7966" calcext:value-type="float">
            <text:p>75,796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[.B$19]*[.A30]+[.B$20]" office:value-type="float" office:value="87.1644" calcext:value-type="float">
            <text:p>87,164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0.75" calcext:value-type="float">
            <text:p>0,75</text:p>
          </table:table-cell>
          <table:table-cell table:formula="of:=[.B$19]*[.A31]+[.B$20]" office:value-type="float" office:value="92.8483" calcext:value-type="float">
            <text:p>92,848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[.B$19]*[.A32]+[.B$20]" office:value-type="float" office:value="98.5322" calcext:value-type="float">
            <text:p>98,5322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[.B$19]*[.A33]+[.B$20]" office:value-type="float" office:value="109.9" calcext:value-type="float">
            <text:p>109,9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$19]*[.A34]+[.B$20]" office:value-type="float" office:value="121.2678" calcext:value-type="float">
            <text:p>121,2678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[.B$19]*[.A35]+[.B$20]" office:value-type="float" office:value="132.6356" calcext:value-type="float">
            <text:p>132,6356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[.B$19]*[.A36]+[.B$20]" office:value-type="float" office:value="144.0034" calcext:value-type="float">
            <text:p>144,0034</text:p>
          </table:table-cell>
          <table:table-cell table:number-columns-repeated="2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[.B$19]*[.A37]+[.B$20]" office:value-type="float" office:value="155.3712" calcext:value-type="float">
            <text:p>155,3712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[.B$19]*[.A38]+[.B$20]" office:value-type="float" office:value="166.739" calcext:value-type="float">
            <text:p>166,739</text:p>
          </table:table-cell>
          <table:table-cell table:number-columns-repeated="2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[.B$19]*[.A39]+[.B$20]" office:value-type="float" office:value="178.1068" calcext:value-type="float">
            <text:p>178,1068</text:p>
          </table:table-cell>
          <table:table-cell table:number-columns-repeated="2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[.B$19]*[.A40]+[.B$20]" office:value-type="float" office:value="189.4746" calcext:value-type="float">
            <text:p>189,4746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[.B$19]*[.A41]+[.B$20]" office:value-type="float" office:value="200.8424" calcext:value-type="float">
            <text:p>200,8424</text:p>
          </table:table-cell>
          <table:table-cell table:number-columns-repeated="2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[.B$19]*[.A42]+[.B$20]" office:value-type="float" office:value="212.2102" calcext:value-type="float">
            <text:p>212,2102</text:p>
          </table:table-cell>
          <table:table-cell table:number-columns-repeated="2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[.B$19]*[.A43]+[.B$20]" office:value-type="float" office:value="223.578" calcext:value-type="float">
            <text:p>223,578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$19]*[.A44]+[.B$20]" office:value-type="float" office:value="234.9458" calcext:value-type="float">
            <text:p>234,9458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[.B$19]*[.A45]+[.B$20]" office:value-type="float" office:value="246.3136" calcext:value-type="float">
            <text:p>246,3136</text:p>
          </table:table-cell>
          <table:table-cell table:number-columns-repeated="2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[.B$19]*[.A46]+[.B$20]" office:value-type="float" office:value="257.6814" calcext:value-type="float">
            <text:p>257,6814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[.B$19]*[.A47]+[.B$20]" office:value-type="float" office:value="269.0492" calcext:value-type="float">
            <text:p>269,0492</text:p>
          </table:table-cell>
          <table:table-cell table:number-columns-repeated="2"/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[.B$19]*[.A48]+[.B$20]" office:value-type="float" office:value="280.417" calcext:value-type="float">
            <text:p>280,417</text:p>
          </table:table-cell>
          <table:table-cell table:number-columns-repeated="2"/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[.B$19]*[.A49]+[.B$20]" office:value-type="float" office:value="291.7848" calcext:value-type="float">
            <text:p>291,7848</text:p>
          </table:table-cell>
          <table:table-cell table:number-columns-repeated="2"/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[.B$19]*[.A50]+[.B$20]" office:value-type="float" office:value="303.1526" calcext:value-type="float">
            <text:p>303,1526</text:p>
          </table:table-cell>
          <table:table-cell table:number-columns-repeated="2"/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[.B$19]*[.A51]+[.B$20]" office:value-type="float" office:value="314.5204" calcext:value-type="float">
            <text:p>314,5204</text:p>
          </table:table-cell>
          <table:table-cell table:number-columns-repeated="2"/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[.B$19]*[.A52]+[.B$20]" office:value-type="float" office:value="325.8882" calcext:value-type="float">
            <text:p>325,8882</text:p>
          </table:table-cell>
          <table:table-cell table:number-columns-repeated="2"/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[.B$19]*[.A53]+[.B$20]" office:value-type="float" office:value="337.256" calcext:value-type="float">
            <text:p>337,25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$19]*[.A54]+[.B$20]" office:value-type="float" office:value="348.6238" calcext:value-type="float">
            <text:p>348,6238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[.B$19]*[.A55]+[.B$20]" office:value-type="float" office:value="359.9916" calcext:value-type="float">
            <text:p>359,9916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[.B$19]*[.A56]+[.B$20]" office:value-type="float" office:value="371.3594" calcext:value-type="float">
            <text:p>371,3594</text:p>
          </table:table-cell>
          <table:table-cell table:number-columns-repeated="2"/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[.B$19]*[.A57]+[.B$20]" office:value-type="float" office:value="382.7272" calcext:value-type="float">
            <text:p>382,7272</text:p>
          </table:table-cell>
          <table:table-cell table:number-columns-repeated="2"/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[.B$19]*[.A58]+[.B$20]" office:value-type="float" office:value="394.095" calcext:value-type="float">
            <text:p>394,095</text:p>
          </table:table-cell>
          <table:table-cell table:number-columns-repeated="2"/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[.B$19]*[.A59]+[.B$20]" office:value-type="float" office:value="405.4628" calcext:value-type="float">
            <text:p>405,4628</text:p>
          </table:table-cell>
          <table:table-cell table:number-columns-repeated="2"/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[.B$19]*[.A60]+[.B$20]" office:value-type="float" office:value="416.8306" calcext:value-type="float">
            <text:p>416,8306</text:p>
          </table:table-cell>
          <table:table-cell table:number-columns-repeated="2"/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[.B$19]*[.A61]+[.B$20]" office:value-type="float" office:value="428.1984" calcext:value-type="float">
            <text:p>428,1984</text:p>
          </table:table-cell>
          <table:table-cell table:number-columns-repeated="2"/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[.B$19]*[.A62]+[.B$20]" office:value-type="float" office:value="439.5662" calcext:value-type="float">
            <text:p>439,5662</text:p>
          </table:table-cell>
          <table:table-cell table:number-columns-repeated="2"/>
        </table:table-row>
        <table:table-row table:style-name="ro2">
          <table:table-cell office:value-type="float" office:value="3.9" calcext:value-type="float">
            <text:p>3,9</text:p>
          </table:table-cell>
          <table:table-cell table:formula="of:=[.B$19]*[.A63]+[.B$20]" office:value-type="float" office:value="450.934" calcext:value-type="float">
            <text:p>450,934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8:52:42.083000000</meta:creation-date>
    <dc:date>2015-11-13T08:13:33.283000000</dc:date>
    <meta:editing-duration>PT14M30S</meta:editing-duration>
    <meta:editing-cycles>2</meta:editing-cycles>
    <meta:generator>LibreOffice/4.1.2.3$Windows_x86 LibreOffice_project/40b2d7fde7e8d2d7bc5a449dc65df4d08a7dd38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3.926cm" style:legend-expansion="high" chart:style-name="ch2"/>
        <chart:plot-area chart:style-name="ch3" table:cell-range-address="AAC.A1:AAC.B9" chart:data-source-has-labels="row" svg:x="0.77cm" svg:y="0.855cm" svg:width="10.732cm" svg:height="7.545cm">
          <chartooo:coordinate-region svg:x="1.577cm" svg:y="1.068cm" svg:width="9.68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AC.B2:AAC.B9" chart:label-cell-address="AAC.B1:AAC.B1" chart:class="chart:scatter">
            <chart:domain table:cell-range-address="AAC.A2:AAC.A9"/>
            <chart:regression-curve chart:style-name="ch7">
              <chart:equation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Bitrate</text:p>
                <draw:g>
                  <svg:desc>AAC.B1:AA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AAC.A2:AAC.A9</svg:desc>
                </draw:g>
              </table:table-cell>
              <table:table-cell office:value-type="float" office:value="14">
                <text:p>14</text:p>
                <draw:g>
                  <svg:desc>AAC.B2:AAC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">
                <text:p>3.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461">
                <text:p>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